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29000002B77AB5136AFB543F8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marker-start="" draw:marker-start-width="0.3cm" draw:marker-end="Square_20_45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67cm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draw:stroke="none" svg:stroke-color="#000000" draw:fill="none" draw:fill-color="#ffffff" fo:min-height="1.382cm"/>
    </style:style>
    <style:style style:name="gr6" style:family="graphic" style:parent-style-name="standard">
      <style:graphic-properties draw:stroke="solid" svg:stroke-width="0.028cm" svg:stroke-color="#eeeeee" draw:marker-start-width="0.242cm" draw:marker-end-width="0.242cm" draw:fill="solid" draw:fill-color="#ffffff" draw:textarea-horizontal-align="justify" draw:textarea-vertical-align="middle" draw:auto-grow-height="false" fo:min-height="3.433cm" fo:min-width="4.199cm" fo:padding-top="0.139cm" fo:padding-bottom="0.139cm" fo:padding-left="0.264cm" fo:padding-right="0.264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17cm" fo:min-width="0.68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784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17cm" fo:min-width="0.681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1.6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Liberation Serif" fo:font-size="20pt" style:font-size-asian="20pt" style:font-size-complex="20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style:font-name="Liberation Seri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133cm" svg:height="15.748cm" svg:x="2.766cm" svg:y="1.889cm">
          <draw:image xlink:href="Pictures/1000000000000429000002B77AB5136AFB543F8B.jpg" xlink:type="simple" xlink:show="embed" xlink:actuate="onLoad" loext:mime-type="image/jpeg">
            <text:p/>
          </draw:image>
        </draw:frame>
        <draw:line draw:style-name="gr2" draw:text-style-name="P2" draw:layer="layout" svg:x1="25.511cm" svg:y1="10.144cm" svg:x2="21.573cm" svg:y2="9.77cm">
          <text:p/>
        </draw:line>
        <draw:line draw:style-name="gr2" draw:text-style-name="P2" draw:layer="layout" svg:x1="25.511cm" svg:y1="5.953cm" svg:x2="21.601cm" svg:y2="5.987cm">
          <text:p/>
        </draw:line>
        <draw:line draw:style-name="gr2" draw:text-style-name="P2" draw:layer="layout" svg:x1="25.511cm" svg:y1="7.731cm" svg:x2="21.577cm" svg:y2="7.694cm">
          <text:p/>
        </draw:line>
        <draw:frame draw:style-name="gr3" draw:text-style-name="P3" draw:layer="layout" svg:width="1.368cm" svg:height="1.817cm" svg:x="25.775cm" svg:y="9.63cm">
          <draw:text-box>
            <text:p><text:span text:style-name="T1">a)</text:span></text:p>
          </draw:text-box>
        </draw:frame>
        <draw:frame draw:style-name="gr4" draw:text-style-name="P3" draw:layer="layout" svg:width="2.135cm" svg:height="1.199cm" svg:x="25.692cm" svg:y="5.378cm">
          <draw:text-box>
            <text:p><text:span text:style-name="T1">d)</text:span></text:p>
          </draw:text-box>
        </draw:frame>
        <draw:frame draw:style-name="gr5" draw:text-style-name="P3" draw:layer="layout" svg:width="1.632cm" svg:height="1.632cm" svg:x="25.716cm" svg:y="7.139cm">
          <draw:text-box>
            <text:p><text:span text:style-name="T1">g)</text:span></text:p>
          </draw:text-box>
        </draw:frame>
        <draw:custom-shape draw:style-name="gr6" draw:text-style-name="P4" draw:layer="layout" svg:width="4.699cm" svg:height="3.683cm" svg:x="7.117cm" svg:y="11.6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14cm" svg:height="0.454cm" svg:x="7.347cm" svg:y="11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1.578cm" svg:height="1.034cm" svg:x="8.804cm" svg:y="11.722cm">
          <draw:text-box>
            <text:p><text:span text:style-name="T1">P1</text:span></text:p>
          </draw:text-box>
        </draw:frame>
        <draw:custom-shape draw:style-name="gr7" draw:text-style-name="P5" draw:layer="layout" svg:width="1.214cm" svg:height="0.454cm" svg:x="7.339cm" svg:y="12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1.578cm" svg:height="1.034cm" svg:x="8.796cm" svg:y="12.365cm">
          <draw:text-box>
            <text:p><text:span text:style-name="T1">IL</text:span></text:p>
          </draw:text-box>
        </draw:frame>
        <draw:custom-shape draw:style-name="gr9" draw:text-style-name="P5" draw:layer="layout" svg:width="1.215cm" svg:height="0.454cm" svg:x="7.331cm" svg:y="13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2.924cm" svg:height="1.858cm" svg:x="8.788cm" svg:y="13.008cm">
          <draw:text-box>
            <text:p><text:span text:style-name="T1">CHAOS</text:span></text:p>
          </draw:text-box>
        </draw:frame>
        <draw:custom-shape draw:style-name="gr7" draw:text-style-name="P5" draw:layer="layout" svg:width="1.214cm" svg:height="0.454cm" svg:x="7.324cm" svg:y="1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1.578cm" svg:height="1.034cm" svg:x="8.781cm" svg:y="13.651cm">
          <draw:text-box>
            <text:p><text:span text:style-name="T1">P2</text:span></text:p>
          </draw:text-box>
        </draw:frame>
        <draw:custom-shape draw:style-name="gr7" draw:text-style-name="P5" draw:layer="layout" svg:width="1.214cm" svg:height="0.454cm" svg:x="7.316cm" svg:y="14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1.579cm" svg:height="1.034cm" svg:x="8.773cm" svg:y="14.294cm">
          <draw:text-box>
            <text:p><text:span text:style-name="T1">P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_20_45" draw:display-name="Square 45" svg:viewBox="0 0 1131 1131" svg:d="M0 564l564 567 567-567-567-5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0T13:28:14.060985050</meta:creation-date>
    <dc:date>2019-08-20T17:09:38.550420229</dc:date>
    <meta:editing-duration>PT1H43M27S</meta:editing-duration>
    <meta:editing-cycles>4</meta:editing-cycles>
    <meta:generator>LibreOffice/6.2.5.2$Linux_X86_64 LibreOffice_project/20$Build-2</meta:generator>
    <meta:document-statistic meta:object-count="18"/>
  </office:meta>
</office:document-meta>
</file>